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3f5c" draw:marker-start-width="0.359cm" draw:marker-end-width="0.359cm" draw:fill="solid" draw:fill-color="#feae65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2" style:family="graphic" style:parent-style-name="standard">
      <style:graphic-properties svg:stroke-width="0.018cm" svg:stroke-color="#003f5c" draw:marker-start-width="0.359cm" draw:marker-end-width="0.359cm" draw:fill="solid" draw:fill-color="#e16173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.018cm" svg:stroke-color="#003f5c" draw:marker-start-width="0.359cm" draw:marker-end-width="0.359cm" draw:fill="solid" draw:fill-color="#e6f69d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4" style:family="graphic" style:parent-style-name="standard">
      <style:graphic-properties draw:stroke="none" svg:stroke-width="0.018cm" svg:stroke-color="#003f5c" draw:fill-color="#003f5c" draw:textarea-horizontal-align="justify" draw:textarea-vertical-align="middle" draw:auto-grow-height="false" fo:min-height="0cm" fo:min-width="0cm" loext:softedge-radius="0cm"/>
    </style:style>
    <style:style style:name="gr5" style:family="graphic" style:parent-style-name="standard">
      <style:graphic-properties svg:stroke-width="0.018cm" svg:stroke-color="#003f5c" draw:marker-start-width="0.359cm" draw:marker-end-width="0.359cm" draw:fill="solid" draw:fill-color="#2d87bb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18cm" svg:stroke-color="#003f5c" draw:marker-start-width="0.359cm" draw:marker-end-width="0.359cm" draw:fill="solid" draw:fill-color="#64c2a6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width="0.018cm" svg:stroke-color="#003f5c" draw:marker-start-width="0.359cm" draw:marker-end-width="0.359cm" draw:fill="solid" draw:fill-color="#64c2a6" draw:textarea-horizontal-align="justify" draw:textarea-vertical-align="middle" draw:auto-grow-height="false" fo:min-height="0.75cm" fo:min-width="0.5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18cm" svg:stroke-color="#003f5c" draw:fill-color="#e16173" draw:textarea-horizontal-align="justify" draw:textarea-vertical-align="middle" draw:auto-grow-height="false" fo:min-height="0cm" fo:min-width="0cm" loext:softedge-radius="0cm"/>
    </style:style>
    <style:style style:name="gr9" style:family="graphic" style:parent-style-name="standard">
      <style:graphic-properties svg:stroke-width="0.018cm" svg:stroke-color="#003f5c" draw:marker-start-width="0.359cm" draw:marker-end-width="0.359cm" draw:fill="solid" draw:fill-color="#aadea7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10" style:family="graphic" style:parent-style-name="standard">
      <style:graphic-properties svg:stroke-width="0.018cm" svg:stroke-color="#003f5c" draw:marker-start-width="0.359cm" draw:marker-end-width="0.359cm" draw:fill="solid" draw:fill-color="#f66d44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11" style:family="graphic" style:parent-style-name="standard">
      <style:graphic-properties draw:stroke="none" svg:stroke-width="0.018cm" svg:stroke-color="#003f5c" draw:fill-color="#e6f69d" draw:textarea-horizontal-align="justify" draw:textarea-vertical-align="middle" draw:auto-grow-height="false" fo:min-height="0cm" fo:min-width="0cm" loext:softedge-radius="0cm"/>
    </style:style>
    <style:style style:name="gr12" style:family="graphic" style:parent-style-name="standard">
      <style:graphic-properties svg:stroke-width="0.018cm" svg:stroke-color="#003f5c" draw:fill-color="#ffffff" draw:textarea-horizontal-align="justify" draw:textarea-vertical-align="middle" draw:auto-grow-height="false" fo:min-height="0.67cm" fo:min-width="0.43cm" fo:padding-top="0.135cm" fo:padding-bottom="0.135cm" fo:padding-left="0.26cm" fo:padding-right="0.26cm" loext:softedge-radius="0cm"/>
    </style:style>
    <style:style style:name="gr13" style:family="graphic" style:parent-style-name="standard">
      <style:graphic-properties draw:stroke="none" draw:fill="none" fo:min-height="6.75cm"/>
      <style:paragraph-properties style:writing-mode="lr-tb"/>
    </style:style>
    <style:style style:name="gr14" style:family="graphic" style:parent-style-name="standard">
      <style:graphic-properties draw:stroke="none" draw:fill="none" fo:min-height="6.25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4.353cm"/>
      <style:paragraph-properties style:writing-mode="lr-tb"/>
    </style:style>
    <style:style style:name="P1" style:family="paragraph">
      <loext:graphic-properties draw:fill="solid" draw:fill-color="#feae65"/>
      <style:paragraph-properties fo:text-align="center"/>
    </style:style>
    <style:style style:name="P2" style:family="paragraph">
      <loext:graphic-properties draw:fill="solid" draw:fill-color="#e16173"/>
      <style:paragraph-properties fo:text-align="center"/>
    </style:style>
    <style:style style:name="P3" style:family="paragraph">
      <loext:graphic-properties draw:fill="solid" draw:fill-color="#e6f69d"/>
      <style:paragraph-properties fo:text-align="center"/>
    </style:style>
    <style:style style:name="P4" style:family="paragraph">
      <loext:graphic-properties draw:fill-color="#003f5c"/>
      <style:paragraph-properties fo:text-align="center"/>
    </style:style>
    <style:style style:name="P5" style:family="paragraph">
      <loext:graphic-properties draw:fill="solid" draw:fill-color="#2d87bb"/>
      <style:paragraph-properties fo:text-align="center"/>
    </style:style>
    <style:style style:name="P6" style:family="paragraph">
      <loext:graphic-properties draw:fill="solid" draw:fill-color="#64c2a6"/>
      <style:paragraph-properties fo:text-align="center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loext:graphic-properties draw:fill="solid" draw:fill-color="#aadea7"/>
      <style:paragraph-properties fo:text-align="center"/>
    </style:style>
    <style:style style:name="P9" style:family="paragraph">
      <loext:graphic-properties draw:fill="solid" draw:fill-color="#f66d44"/>
      <style:paragraph-properties fo:text-align="center"/>
    </style:style>
    <style:style style:name="P10" style:family="paragraph">
      <loext:graphic-properties draw:fill-color="#e6f69d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color="#ffffff" loext:opacity="100%" style:text-position="0% 100%" fo:font-size="120pt" style:font-size-asian="120pt" style:font-size-complex="120pt"/>
    </style:style>
    <style:style style:name="P13" style:family="paragraph">
      <loext:graphic-properties draw:fill="none"/>
      <style:paragraph-properties style:writing-mode="lr-tb"/>
      <style:text-properties fo:color="#ffffff" loext:opacity="100%" style:text-position="0% 100%" fo:font-size="110pt" style:font-size-asian="110pt" style:font-size-complex="110pt"/>
    </style:style>
    <style:style style:name="P14" style:family="paragraph">
      <loext:graphic-properties draw:fill="none"/>
      <style:paragraph-properties style:writing-mode="lr-tb"/>
      <style:text-properties fo:color="#003f5c" loext:opacity="100%" style:text-position="0% 100%" style:font-name="Ubuntu" fo:font-size="100pt" fo:letter-spacing="-0.06cm" style:font-size-asian="100pt" style:font-size-complex="100pt"/>
    </style:style>
    <style:style style:name="T1" style:family="text">
      <style:text-properties fo:color="#ffffff" loext:opacity="100%" style:text-position="0% 100%" style:font-name="Ubuntu" fo:font-size="120pt" fo:font-style="normal" fo:font-weight="bold" style:font-size-asian="120pt" style:font-style-asian="normal" style:font-weight-asian="bold" style:font-size-complex="120pt" style:font-style-complex="normal" style:font-weight-complex="bold"/>
    </style:style>
    <style:style style:name="T2" style:family="text">
      <style:text-properties fo:color="#ffffff" loext:opacity="100%" style:text-position="0% 100%" style:font-name="Ubuntu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3" style:family="text">
      <style:text-properties fo:color="#003f5c" loext:opacity="100%" style:text-position="0% 100%" style:font-name="Ubuntu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4" style:family="text">
      <style:text-properties fo:color="#003f5c" loext:opacity="100%" style:text-position="0% 100%" style:font-name="Ubuntu" fo:font-size="100pt" fo:font-style="normal" fo:font-weight="bold" style:font-size-asian="100pt" style:font-style-asian="normal" style:font-weight-asian="bold" style:font-size-complex="10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ath draw:style-name="gr1" draw:text-style-name="P1" draw:layer="layout" svg:width="2.178cm" svg:height="3.067cm" draw:transform="rotate (-0.182561439758607) translate (0.61825607550928cm -0.10341337363535cm)" svg:viewBox="0 0 2179 3068" svg:d="M632 2379c6-13 13-27 19-39 6-13 13-25 19-39 6-13 13-25 20-38s14-26 21-39c7-12 15-25 22-37 8-12 15-24 23-36s16-24 24-36c8-13 17-24 25-36s17-23 25-35c9-11 18-22 27-33 9-12 31-22 85-99 28-106 9-201-133-268-44-30-285 92-485 108-120 9-252-64-268-108-8-15 25-55 53-54 48 4 118 94 172 94 194-9 473-94 473-147-51-114-190-289-323-377-219-143-457-43-429-160 24-104 415 89 429 54 19-41-2-165 0-217 4-49 54-53 54 0 0 109 47 214 108 323 134 241 353 494 484 538 108 61 349-32 322-161-26-140 64-404 0-477-135-92-214-162-483-107-168 27-188 105-216 107-27-43-31-45-41-88 0-53 282-107 391-107 0-54-51-186-144-255-92-68-247-14-247-68 0-53 230-39 337 68 108 108 109 217 161 255 31 22 317 148 323 107 26-147-221-387-323-591-101-204-135-349-53-377 33-13 106 0 53 109-38 77 36 187 53 214 54-75 270-323 323-323 54 0 102 70 0 105-179 143-270 241-269 272-3 75 54 157 109 157 38-3 107-108 160-162 54-53 144-3 89 55-54 49-142 54-196 165-15 129 161 49 107 533-107 377 48 349 52 354 13-5 28-10 41-14 14-5 27-10 41-15 14-4 28-8 42-12 13-5 27-8 41-12 14-3 28-7 42-10s29-6 42-10c15-2 28-5 42-8 15-2 29-5 44-7 13-1 28-4 42-6 15-2 29-4 43-6 15 0 29-1 44-2 14-2 29-3 43-4 15 0 29 0 43 0 15-1 29-2 44-2 0 565 0 1129 0 1693-516-229-1031-459-1547-689z">
                <text:p/>
              </draw:path>
            </draw:g>
            <draw:g>
              <draw:path draw:style-name="gr2" draw:text-style-name="P2" draw:layer="layout" svg:width="1.853cm" svg:height="1.49cm" draw:transform="rotate (-0.182910505609006) translate (0.37896644145077cm 2.9817788768662cm)" svg:viewBox="0 0 1854 1491" svg:d="M889 1391c-9-7-63-43-83-19-33 36-55 157-106 107-55-54-3-101-1-162 0-44-43-84-107-107-92-8-216 215-269 106-21-39 79-88 108-160 28-72-11-171-55-162-85-35-214 215-269 163-106-108 55-163 109-216 107-108 97-101 53-216-54-108-216 2-269-108 1-52 215-53 216-159-85-107-215-108-215-163-11-75 106-13 169-116 562-64 1123-116 1684-179-322 463-643 926-965 1391z">
                <text:p/>
              </draw:path>
            </draw:g>
            <draw:g>
              <draw:path draw:style-name="gr3" draw:text-style-name="P3" draw:layer="layout" svg:width="0.816cm" svg:height="1.8cm" draw:transform="rotate (-0.182212373908208) translate (2.52126452864867cm 1.5862876350234cm)" svg:viewBox="0 0 817 1801" svg:d="M2 59c-1-4 28-2 73 9 40 10 30-76 62-67 19 5 32 47 55 53 17 8 30-61 52-53 9 1 28 40 53 53 17 5 38-59 56-53 53-1-1 53 53 53s0-54 54-54c54 1 0 53 54 53 53 1 30 41 54 55 40 24 29-11 52-1 26 7-18 23 0 54 6 12 27-13 54-1 20 12-18 40 0 55 31 23 137 61 143 62-264 500-554 1025-817 1524 1-566 1-1178 2-1742z">
                <text:p/>
              </draw:path>
              <draw:custom-shape draw:style-name="gr4" draw:text-style-name="P4" draw:layer="layout" svg:width="0.107cm" svg:height="0.107cm" draw:transform="rotate (-0.188146493364988) translate (2.572cm 1.74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skewX (-0.0185004900711399) rotate (-0.204727121258936) translate (2.782cm 1.8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109cm" svg:height="0.108cm" draw:transform="skewX (-0.0185004900711399) rotate (-0.1848303677862) translate (2.921cm 1.9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rotate (-0.186401164112995) translate (2.709cm 1.91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5" draw:text-style-name="P5" draw:layer="layout" svg:width="2.341cm" svg:height="2.445cm" draw:transform="skewX (-0.00034906585039888) rotate (-0.182037840983009) translate (1.06450032892152cm 3.0795891963003cm)" svg:viewBox="0 0 2342 2446" svg:d="M1998 1498c15-23-39 32 2 88 163 162 418 485 321 537-108 50-211-292-427-429-131-84-280-125-377-54-62 43-131 243-108 376 31 187 190 390 107 429-19 12-164-117-215-269-66-195-2-446-107-430-61 10 0 271-107 270-109 0-21-99-108-216-88-116-294-170-429-160-82 4-187 41-269 160-107 155-162 376-269 322-69-35 179-326 236-535 19-70 1-67-53-168 330-457 644-962 973-1419 278 491 553 1008 830 1498z">
                <text:p/>
              </draw:path>
            </draw:g>
            <draw:g>
              <draw:path draw:style-name="gr6" draw:text-style-name="P6" draw:layer="layout" svg:width="1.682cm" svg:height="1.47cm" draw:transform="skewX (-0.000698131700797727) rotate (-0.183085038534206) translate (2.20306347683435cm 3.3157705640618cm)" svg:viewBox="0 0 1683 1471" svg:d="M1683 178c-11 27-10 121-44 170-34 51-104 57-107 107-15 121 82 238 0 312-103 111-405-2-484 119-107 108-64 298-107 431-45 131-93 117-104 154-279-490-558-981-837-1471 561 60 1122 119 1683 178z">
                <text:p/>
              </draw:path>
              <draw:path draw:style-name="gr7" draw:text-style-name="P6" draw:layer="layout" svg:width="0.375cm" svg:height="0.386cm" draw:transform="rotate (-0.186226631187796) translate (3.12665322508695cm 4.3870703158141cm)" svg:viewBox="0 0 376 387" svg:d="M54 383c-108-54-54-383 160-383 66 0 162 0 162 107 0 59-93 48-161 114-67 68-105 188-161 162z">
                <text:p/>
              </draw:path>
              <draw:path draw:style-name="gr7" draw:text-style-name="P6" draw:layer="layout" svg:width="0.219cm" svg:height="0.375cm" draw:transform="rotate (-0.181165176357012) translate (3.68786759340985cm 4.2027282635399cm)" svg:viewBox="0 0 220 376" svg:d="M59 191c0-54-81-95-53-153 53-116 214 64 214 171-1 61-54 167-107 167-54 0-54-25-54-185z">
                <text:p/>
              </draw:path>
              <draw:path draw:style-name="gr7" draw:text-style-name="P6" draw:layer="layout" svg:width="0.262cm" svg:height="0.236cm" draw:transform="skewX (-0.0130899693899575) rotate (-0.18186330805781) translate (3.44008135112693cm 4.6543481492411cm)" svg:viewBox="0 0 263 237" svg:d="M70 224c-108-54-105-224 110-224 65 0 120 105 51 171-67 67-106 80-161 53z">
                <text:p/>
              </draw:path>
              <draw:path draw:style-name="gr7" draw:text-style-name="P6" draw:layer="layout" svg:width="0.179cm" svg:height="0.118cm" draw:transform="rotate (-0.180816110506613) translate (3.77586444052012cm 4.6042220402891cm)" svg:viewBox="0 0 180 119" svg:d="M34 10c57-31 200 16 125 92-54 54-233-29-125-92z">
                <text:p/>
              </draw:path>
              <draw:custom-shape draw:style-name="gr8" draw:text-style-name="P7" draw:layer="layout" svg:width="0.052cm" svg:height="0.054cm" draw:transform="rotate (-0.212406569967711) translate (3.177cm 4.55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4cm" draw:transform="skewX (-0.0370009801422797) rotate (-0.186401164112995) translate (3.291cm 4.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2cm" svg:height="0.073cm" draw:transform="skewX (-0.0274016692563109) rotate (-0.211010306566115) translate (3.409cm 4.1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2cm" draw:transform="skewX (0.0139626340159546) rotate (-0.169820536219049) translate (3.193cm 4.1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5cm" draw:transform="skewX (-0.018151424220741) rotate (-0.204727121258936) translate (3.786cm 4.35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4cm" draw:transform="rotate (-0.186401164112995) translate (3.527cm 4.72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3cm" draw:transform="skewX (-0.0410152374218667) rotate (-0.197396738400559) translate (3.442cm 4.00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4cm" draw:transform="skewX (0.0134390352403564) rotate (0.213977366294505) translate (3.56cm 3.878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9" draw:text-style-name="P8" draw:layer="layout" svg:width="1.878cm" svg:height="2.369cm" draw:transform="rotate (-0.193033415270574) translate (2.62766547629074cm 1.171625563787cm)" svg:viewBox="0 0 1879 2370" svg:d="M796 689c12 6 46-738 209-686 48 19 45 44-25 325-65 268-44 473 108 538 9-2 158 105 313-6 82-62 165-177 212-271 47-95-1-162 106-163 88 5 59 175-51 323-109 149-302 277-264 325 54 108 177-200 268-56 54 53-107 135-105 216-1 58-31 160-14 234 21 94 127 356 76 518-52 270 254 179 250 287-2 108-194-19-197 97-561-62-1122-125-1682-188 265-497 531-995 796-1493z">
                <text:p/>
              </draw:path>
            </draw:g>
            <draw:g>
              <draw:g>
                <draw:path draw:style-name="gr10" draw:text-style-name="P9" draw:layer="layout" svg:width="1.799cm" svg:height="0.877cm" draw:transform="skewX (-0.00314159265358979) rotate (-0.183259571459405) translate (0.55768044945699cm 2.3034939793051cm)" svg:viewBox="0 0 1800 878" svg:d="M116 878c-7 0-63-101-62-154-2-33 60 17 107-1 28-10 108-107 54-162-53-53-218 15-215-52 0-54 36-110 54-162 29-61 54 0 109-54 53-54-68-67-54-107 12-41 21-22 54-54s61-121 98-132c511 237 1023 467 1539 695-561 61-1122 122-1684 183z">
                  <text:p/>
                </draw:path>
              </draw:g>
              <draw:custom-shape draw:style-name="gr4" draw:text-style-name="P4" draw:layer="layout" svg:width="0.053cm" svg:height="0.055cm" draw:transform="skewX (-0.0181514242207411) rotate (-0.208392312688124) translate (0.543cm 2.5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rotate (-0.186401164112995) translate (0.531cm 2.90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108cm" svg:height="0.108cm" draw:transform="skewX (-0.00925024503556995) rotate (-0.177325452002625) translate (0.326cm 2.8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8cm" svg:height="0.107cm" draw:transform="skewX (-0.00942477796076934) rotate (-0.186401164112995) translate (1.202cm 4.5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9cm" svg:height="0.107cm" draw:transform="skewX (-0.0186750229963393) rotate (-0.1848303677862) translate (1.493cm 4.5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9cm" svg:height="0.107cm" draw:transform="rotate (-0.166678943565459) translate (1.739cm 4.75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2" draw:text-style-name="P11" draw:layer="layout" svg:width="1.314cm" svg:height="1.314cm" draw:transform="skewX (0.00157079632679488) rotate (-0.144338729139931) translate (1.648cm 2.58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3" draw:text-style-name="P12" draw:layer="layout" svg:width="2.122cm" svg:height="7cm" svg:x="0.65cm" svg:y="0.359cm">
          <draw:text-box>
            <text:p><text:span text:style-name="T1">o</text:span></text:p>
          </draw:text-box>
        </draw:frame>
        <draw:frame draw:style-name="gr14" draw:text-style-name="P13" draw:layer="layout" svg:width="3.702cm" svg:height="6.5cm" svg:x="3.018cm" svg:y="0.674cm">
          <draw:text-box>
            <text:p><text:span text:style-name="T2">m</text:span></text:p>
          </draw:text-box>
        </draw:frame>
        <draw:frame draw:style-name="gr15" draw:text-style-name="P14" draw:layer="layout" svg:width="27.5cm" svg:height="4.603cm" svg:x="0.759cm" svg:y="0.589cm">
          <draw:text-box>
            <text:p><text:span text:style-name="T3">o</text:span><text:span text:style-name="T4">mnidecon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3-29T12:38:54.482366460</dc:date>
    <meta:editing-duration>PT3H6M37S</meta:editing-duration>
    <meta:editing-cycles>47</meta:editing-cycles>
    <meta:generator>LibreOffice/7.1.7.2$Linux_X86_64 LibreOffice_project/10$Build-2</meta:generator>
    <meta:document-statistic meta:object-count="43"/>
  </office:meta>
</office:document-meta>
</file>